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Footnote">
      <style:text-properties officeooo:paragraph-rsid="0ef98af7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ea9445c"/>
    </style:style>
    <style:style style:name="P72" style:family="paragraph" style:parent-style-name="Standard">
      <style:text-properties officeooo:paragraph-rsid="0f8c860b"/>
    </style:style>
    <style:style style:name="P73" style:family="paragraph" style:parent-style-name="Standard">
      <style:text-properties officeooo:paragraph-rsid="100ce10d"/>
    </style:style>
    <style:style style:name="P74" style:family="paragraph" style:parent-style-name="Footnote">
      <style:text-properties officeooo:paragraph-rsid="0f8ed1b5"/>
    </style:style>
    <style:style style:name="P75" style:family="paragraph" style:parent-style-name="Standard">
      <style:text-properties officeooo:paragraph-rsid="0f8ed1b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7" style:family="paragraph" style:parent-style-name="Standard">
      <style:text-properties officeooo:paragraph-rsid="0f9a731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underline-style="none"/>
    </style:style>
    <style:style style:name="T150" style:family="text">
      <style:text-properties fo:color="#000000" loext:opacity="100%" style:text-line-through-style="none" style:text-line-through-type="none" style:text-underline-style="none" officeooo:rsid="01657261"/>
    </style:style>
    <style:style style:name="T151" style:family="text">
      <style:text-properties fo:color="#000000" loext:opacity="100%" style:text-line-through-style="none" style:text-line-through-type="none" style:text-underline-style="none" officeooo:rsid="0382ccb7"/>
    </style:style>
    <style:style style:name="T152" style:family="text">
      <style:text-properties fo:color="#000000" loext:opacity="100%" style:text-line-through-style="none" style:text-line-through-type="none" style:text-underline-style="none" officeooo:rsid="0f486fef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style:font-size-asian="12pt" style:font-size-complex="12pt"/>
    </style:style>
    <style:style style:name="T19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officeooo:rsid="047da547"/>
    </style:style>
    <style:style style:name="T2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style:font-size-asian="12pt" style:font-size-complex="12pt"/>
    </style:style>
    <style:style style:name="T276" style:family="text">
      <style:text-properties style:use-window-font-color="true" loext:opacity="0%" style:font-name="Liberation Sans" officeooo:rsid="0efd8e5c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officeooo:rsid="04473353"/>
    </style:style>
    <style:style style:name="T28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officeooo:rsid="0aace3cd"/>
    </style:style>
    <style:style style:name="T284" style:family="text">
      <style:text-properties officeooo:rsid="0e5635a7"/>
    </style:style>
    <style:style style:name="T285" style:family="text">
      <style:text-properties officeooo:rsid="0e56c5f4"/>
    </style:style>
    <style:style style:name="T286" style:family="text">
      <style:text-properties officeooo:rsid="0e80285f"/>
    </style:style>
    <style:style style:name="T287" style:family="text">
      <style:text-properties officeooo:rsid="0e838e2a"/>
    </style:style>
    <style:style style:name="T288" style:family="text">
      <style:text-properties officeooo:rsid="0e83c34e"/>
    </style:style>
    <style:style style:name="T289" style:family="text">
      <style:text-properties officeooo:rsid="0ee1abbb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officeooo:rsid="0f0ca65a"/>
    </style:style>
    <style:style style:name="T294" style:family="text">
      <style:text-properties officeooo:rsid="01657261"/>
    </style:style>
    <style:style style:name="T295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63">C</text:span></text:span><text:span text:style-name="Strong_20_Emphasis"><text:span text:style-name="T162">hecklist voor </text:span></text:span><text:span text:style-name="Strong_20_Emphasis"><text:span text:style-name="T164">de installatie</text:span></text:span><text:span text:style-name="Strong_20_Emphasis"><text:span text:style-name="T162"> van </text:span></text:span><text:span text:style-name="Strong_20_Emphasis"><text:span text:style-name="T162"><text:user-field-get text:name="Distro">Ubuntu</text:user-field-get></text:span></text:span><text:span text:style-name="Strong_20_Emphasis"><text:span text:style-name="T162"><text:s/></text:span></text:span><text:span text:style-name="Strong_20_Emphasis"><text:span text:style-name="T170"><text:user-field-get text:name="Version">22.04</text:user-field-get></text:span></text:span><text:span text:style-name="Strong_20_Emphasis"><text:span text:style-name="T166"><text:s/></text:span></text:span><text:span text:style-name="Strong_20_Emphasis"><text:span text:style-name="T167">LTS</text:span></text:span><text:span text:style-name="Strong_20_Emphasis"><text:span text:style-name="T167"><text:note text:id="ftn1" text:note-class="footnote"><text:note-citation>1</text:note-citation><text:note-body><text:p text:style-name="P74"><text:span text:style-name="T199">LTS</text:span><text:span text:style-name="T207"> </text:span><text:span text:style-name="T208">staat voor</text:span><text:span text:style-name="T206"> </text:span><text:span text:style-name="T199">Long-Term Support, langetermijnondersteuning, </text:span><text:span text:style-name="T209">en </text:span><text:span text:style-name="T210">d</text:span><text:span text:style-name="T209">eze </text:span><text:span text:style-name="Strong_20_Emphasis"><text:span text:style-name="T214"><text:user-field-get text:name="Distro">Ubuntu</text:user-field-get></text:span></text:span><text:span text:style-name="T209"><text:s/></text:span><text:span text:style-name="T215"><text:user-field-get text:name="Version">22.04</text:user-field-get></text:span><text:span text:style-name="T215"><text:s/></text:span><text:span text:style-name="T209">LTS </text:span><text:span text:style-name="Strong_20_Emphasis"><text:span text:style-name="T216"><text:user-field-get text:name="Edition">server</text:user-field-get></text:span></text:span><text:span text:style-name="T209"><text:s/></text:span><text:span text:style-name="T211">(codenaam </text:span><text:span text:style-name="T213">j</text:span><text:span text:style-name="T290">ammy</text:span><text:span text:style-name="T211">) </text:span><text:span text:style-name="T208">van</text:span><text:span text:style-name="T205"> </text:span><text:span text:style-name="T203">april</text:span><text:span text:style-name="T201"> </text:span><text:span text:style-name="Strong_20_Emphasis"><text:span text:style-name="T95"><text:user-field-get style:data-style-name="N0" text:name="Releaseyear">2022</text:user-field-get></text:span></text:span><text:span text:style-name="T203"><text:s/></text:span><text:span text:style-name="T199">wordt </text:span><text:span text:style-name="T200">vijf</text:span><text:span text:style-name="T199"> jaar onder</text:span><text:span text:style-name="T212">steund</text:span><text:span text:style-name="T204"> </text:span><text:span text:style-name="T199">tot </text:span><text:span text:style-name="T203">april</text:span><text:span text:style-name="T198"> </text:span><text:span text:style-name="T199">202</text:span><text:span text:style-name="T203">7</text:span><text:span text:style-name="T202">.</text:span></text:p></text:note-body></text:note></text:span></text:span><text:span text:style-name="Strong_20_Emphasis"><text:span text:style-name="T168"> </text:span></text:span><text:span text:style-name="Strong_20_Emphasis"><text:span text:style-name="T169"><text:user-field-get text:name="Edition">server</text:user-field-get></text:span></text:span><text:span text:style-name="Strong_20_Emphasis"><text:span text:style-name="T165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93">ONDERSTREEPTE</text:span></text:span><text:span text:style-name="T1"> </text:span><text:span text:style-name="T16">woorden</text:span><text:span text:style-name="T15"> het</text:span><text:span text:style-name="Strong_20_Emphasis"><text:span text:style-name="T224"> </text:span></text:span><text:span text:style-name="Strong_20_Emphasis"><text:span text:style-name="T225">tekstvak</text:span></text:span><text:span text:style-name="T16"> </text:span><text:span text:style-name="T21">in,</text:span><text:span text:style-name="T16"> </text:span><text:span text:style-name="T244">zie </text:span><text:span text:style-name="T276">[</text:span><text:span text:style-name="T244">toelichting</text:span><text:span text:style-name="T276">]</text:span><text:span text:style-name="T16">:</text:span></text:p>
      <text:p text:style-name="P2"><text:span text:style-name="Definition"><text:span text:style-name="T25">GEBRUIKER</text:span></text:span><text:span text:style-name="T251"><text:tab/><text:tab/></text:span><text:span text:style-name="T275"> <text:tab/><text:tab/></text:span><text:span text:style-name="T252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252"><text:tab/></text:span><text:span text:style-name="T253">[</text:span><text:span text:style-name="T247">volledige naam, bijv. </text:span><text:span text:style-name="T248">J</text:span><text:span text:style-name="T273">a</text:span><text:span text:style-name="T248">n </text:span><text:span text:style-name="T273">Jansen</text:span><text:span text:style-name="T274">]</text:span></text:p>
      <text:p text:style-name="P60"><text:span text:style-name="Definition"><text:span text:style-name="T246">g</text:span></text:span><text:span text:style-name="Definition">ebruikersnaam</text:span><text:span text:style-name="T245"><text:tab/></text:span><text:span text:style-name="T245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245"><text:tab/></text:span><text:span text:style-name="T9">[</text:span><text:span text:style-name="T8">korte naam, bijv. </text:span><text:span text:style-name="T176">j</text:span><text:span text:style-name="T177">a</text:span><text:span text:style-name="T176">n</text:span><text:span text:style-name="T178">]</text:span></text:p>
      <text:p text:style-name="P5"><text:span text:style-name="Definition"><text:span text:style-name="T295">servernaam</text:span></text:span><text:span text:style-name="T254"><text:tab/><text:tab/><text:tab/></text:span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text:tab/><text:span text:style-name="T260">[</text:span><text:span text:style-name="T256">naam van de </text:span><text:span text:style-name="T261">server</text:span><text:span text:style-name="T257">, </text:span><text:span text:style-name="T258">bijv. </text:span><text:span text:style-name="T261">sv</text:span><text:span text:style-name="T259">02</text:span><text:span text:style-name="T260">]</text:span></text:p>
      <text:p text:style-name="P1"><text:span text:style-name="Definition">OPSTARTMEnU</text:span><text:span text:style-name="T252"><text:tab/><text:tab/><text:tab/></text:span><text:span text:style-name="T252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252"><text:tab/></text:span><text:span text:style-name="T260">[</text:span><text:span text:style-name="T256">to</text:span><text:span text:style-name="T262">ets voor het opstartmedium</text:span><text:span text:style-name="T263">]</text:span></text:p>
      <text:p text:style-name="P4"><text:span text:style-name="Definition"><text:span text:style-name="T255">INSTELLINGE</text:span></text:span><text:span text:style-name="Definition">N</text:span><text:span text:style-name="T255"> <text:tab/><text:tab/><text:tab/></text:span><text:span text:style-name="T255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255"><text:tab/></text:span><text:span text:style-name="T260">[</text:span><text:span text:style-name="T256">toets voor het UEFI-BIOS-scherm</text:span><text:span text:style-name="T260">]</text:span></text:p>
      <text:p text:style-name="P3"><text:span text:style-name="Definition"><text:span text:style-name="T265">GEBRUIKER2</text:span></text:span><text:span text:style-name="T264"><text:tab/></text:span><text:span text:style-name="T275"> <text:tab/><text:tab/></text:span><text:span text:style-name="T252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252"><text:tab/></text:span><text:span text:style-name="T253">[</text:span><text:span text:style-name="T247">volledige naam </text:span><text:span text:style-name="T249">evt. 2</text:span><text:span text:style-name="T277">e</text:span><text:span text:style-name="T249"> gebruiker</text:span><text:span text:style-name="T250">]</text:span></text:p>
      <text:p text:style-name="P52"><text:span text:style-name="Definition"><text:span text:style-name="T265">GEBRUIKERSN</text:span></text:span><text:span text:style-name="Definition"><text:span text:style-name="T266">aa</text:span></text:span><text:span text:style-name="Definition"><text:span text:style-name="T265">M2</text:span></text:span><text:span text:style-name="Definition"><text:span text:style-name="T269"><text:tab/></text:span></text:span><text:span text:style-name="T245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245"><text:tab/></text:span><text:span text:style-name="T268">[</text:span><text:span text:style-name="T267">korte naam</text:span><text:span text:style-name="T270"> </text:span><text:span text:style-name="T271">evt. 2</text:span><text:span text:style-name="T278">e</text:span><text:span text:style-name="T271"> gebruiker</text:span><text:span text:style-name="T272">]</text:span></text:p>
      <text:p text:style-name="P6"><text:span text:style-name="T179">Vervang </text:span><text:span text:style-name="T183">de</text:span><text:span text:style-name="T179"> </text:span><text:span text:style-name="Definition"><text:span text:style-name="T26">ONDERSTREEPTE</text:span></text:span><text:span text:style-name="T179"> </text:span><text:span text:style-name="T180">woorden </text:span><text:span text:style-name="T179">in deze checklist door </text:span><text:span text:style-name="T183">d</text:span><text:span text:style-name="T184">i</text:span><text:span text:style-name="T183">e </text:span><text:span text:style-name="T182">in </text:span><text:span text:style-name="T184">het</text:span><text:span text:style-name="Strong_20_Emphasis"><text:span text:style-name="T54"> </text:span></text:span><text:span text:style-name="Strong_20_Emphasis"><text:span text:style-name="T69">tekstvak</text:span></text:span><text:span text:style-name="T179">.</text:span></text:p>
      <text:p text:style-name="P38"/>
      <text:p text:style-name="P38"/>
      <text:p text:style-name="P7"><text:span text:style-name="T189">Nieuwe installatie?</text:span><text:span text:style-name="T181"><text:tab/></text:span><text:span text:style-name="T186"></text:span><text:span text:style-name="T188"><text:tab/></text:span><text:span text:style-name="T187">B</text:span><text:span text:style-name="T181">egin bij hoofdstuk </text:span><text:span text:style-name="T189"><text:bookmark-ref text:reference-format="page" text:ref-name="__RefNumPara__4009_1271708128">2</text:bookmark-ref></text:span><text:span text:style-name="T181"><text:s text:c="2"/></text:span><text:span text:style-name="T190"><text:bookmark-ref text:reference-format="text" text:ref-name="__RefNumPara__4009_1271708128">Installatie uitvoeren</text:bookmark-ref></text:span><text:span text:style-name="T185">.</text:span></text:p>
      <text:p text:style-name="P24"/>
      <text:p text:style-name="P24"/>
      <text:list xml:id="list28034138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74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4"><draw:control text:anchor-type="as-char" draw:z-index="18" draw:name="Vorm3_ 2" draw:style-name="gr1" draw:text-style-name="P8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4">E</text:span></text:span><text:span text:style-name="User_20_Entry"><text:span text:style-name="T142">v</text:span></text:span><text:span text:style-name="User_20_Entry"><text:span text:style-name="T143">en</text:span></text:span><text:span text:style-name="User_20_Entry"><text:span text:style-name="T145">t</text:span></text:span><text:span text:style-name="User_20_Entry"><text:span text:style-name="T146">uele </text:span></text:span><text:span text:style-name="User_20_Entry"><text:span text:style-name="T147">extra </text:span></text:span><text:span text:style-name="Definition"><text:span text:style-name="T291">gebruiker</text:span></text:span><text:span text:style-name="User_20_Entry"><text:span text:style-name="T129">s</text:span></text:span><text:span text:style-name="User_20_Entry"><text:span text:style-name="T147"> aanmelden </text:span></text:span><text:span text:style-name="User_20_Entry"><text:span text:style-name="T148">en dezelfde stappen uitvoeren</text:span></text:span><text:span text:style-name="User_20_Entry"><text:span text:style-name="T144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19" draw:name="Vorm 2" draw:style-name="gr1" draw:text-style-name="P8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7">Installeer </text:span></text:span><text:span text:style-name="Strong_20_Emphasis"><text:span text:style-name="T68">pakket kz</text:span></text:span><text:span text:style-name="Strong_20_Emphasis"><text:span text:style-name="T68"><text:note text:id="ftn3" text:note-class="footnote"><text:note-citation>3</text:note-citation><text:note-body><text:p text:style-name="P58"><text:span text:style-name="T287">Debian-</text:span><text:span text:style-name="T288">p</text:span>akket kz plaatst documenten en scripts van Karel Zimmer <text:span text:style-name="T286">(zie 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8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77"><text:span text:style-name="T5">Typ </text:span><text:span text:style-name="Strong_20_Emphasis"><text:span text:style-name="T50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2">wget kz</text:span></text:span><text:span text:style-name="Strong_20_Emphasis"><text:span text:style-name="T50">', </text:span></text:span><text:span text:style-name="Strong_20_Emphasis"><text:span text:style-name="T73">g</text:span></text:span><text:span text:style-name="Strong_20_Emphasis"><text:span text:style-name="T50">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5"><draw:control text:anchor-type="as-char" draw:z-index="20" draw:name="Vorm 7" draw:style-name="gr1" draw:text-style-name="P8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55">K</text:span></text:span><text:span text:style-name="Strong_20_Emphasis"><text:span text:style-name="T56">ie</text:span></text:span><text:span text:style-name="Strong_20_Emphasis"><text:span text:style-name="T57">s</text:span></text:span><text:span text:style-name="Strong_20_Emphasis"><text:span text:style-name="T52"> </text:span></text:span><text:span text:style-name="Strong_20_Emphasis"><text:span text:style-name="T82">1 - Installatie voorbereiden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10"/>
      <text:list xml:id="list101241855152584" text:continue-numbering="true" text:style-name="L1">
        <text:list-item>
          <text:p text:style-name="P80"><text:bookmark-start text:name="__RefNumPara__4009_1271708128"/><text:span text:style-name="Strong_20_Emphasis"><text:span text:style-name="T191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75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93">Start de computer op vanaf </text:span><text:span text:style-name="T196">een </text:span><text:span text:style-name="Strong_20_Emphasis"><text:span text:style-name="T174"><text:user-field-get text:name="Distro">Ubuntu</text:user-field-get></text:span></text:span><text:span text:style-name="T192"><text:s/></text:span><text:span text:style-name="T175"><text:user-field-get text:name="Version">22.04</text:user-field-get></text:span><text:span text:style-name="T87"><text:s/></text:span><text:span text:style-name="T91">L</text:span><text:span text:style-name="T92">T</text:span><text:span text:style-name="T91">S </text:span><text:span text:style-name="Strong_20_Emphasis"><text:span text:style-name="T86"><text:user-field-get text:name="Edition">server</text:user-field-get></text:span></text:span><text:span text:style-name="Strong_20_Emphasis"><text:span text:style-name="T86"><text:s/></text:span></text:span><text:span text:style-name="T87">Live</text:span><text:span text:style-name="T87"><text:note text:id="ftn4" text:note-class="footnote"><text:note-citation>1</text:note-citation><text:note-body><text:p text:style-name="P59"><text:span text:style-name="T279">Vanaf ee</text:span>n Live <text:span text:style-name="T289">usb</text:span><text:span text:style-name="T283">-stick </text:span><text:span text:style-name="T284">(</text:span><text:span text:style-name="T283">of </text:span><text:span text:style-name="T285">dvd</text:span><text:span text:style-name="T284">)</text:span><text:span text:style-name="T23"> </text:span>kunt <text:span text:style-name="T279">u opstarten en</text:span> <text:span text:style-name="T17">met </text:span>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werken zonder deze te installeren.</text:p></text:note-body></text:note></text:span><text:span text:style-name="T87"> </text:span><text:span text:style-name="T88">usb</text:span><text:span text:style-name="T89">-stick</text:span><text:span text:style-name="T89"><text:note text:id="ftn5" text:note-class="footnote"><text:note-citation>2</text:note-citation><text:note-body><text:p text:style-name="P57"><text:span text:style-name="Strong_20_Emphasis"><text:span text:style-name="T124">In een grafische werkomgeving:<text:line-break/></text:span></text:span><text:span text:style-name="Strong_20_Emphasis"><text:span text:style-name="T96">Download </text:span></text:span><text:span text:style-name="Strong_20_Emphasis"><text:span text:style-name="T97">een </text:span></text:span><text:span text:style-name="Strong_20_Emphasis"><text:span text:style-name="T98">cd</text:span></text:span><text:span text:style-name="Strong_20_Emphasis"><text:span text:style-name="T125">-beeldbestand</text:span></text:span><text:span text:style-name="Strong_20_Emphasis"><text:span text:style-name="T99"> </text:span></text:span><text:span text:style-name="Strong_20_Emphasis"><text:span text:style-name="T100">(.iso) </text:span></text:span><text:span text:style-name="Strong_20_Emphasis"><text:span text:style-name="T99">vanaf </text:span></text:span><text:a xlink:type="simple" xlink:href="https://nl.releases.ubuntu.com/" text:style-name="Internet_20_link" text:visited-style-name="Visited_20_Internet_20_Link"><text:span text:style-name="Strong_20_Emphasis"><text:span text:style-name="T281">nl.releases.ubuntu.com</text:span></text:span></text:a><text:span text:style-name="Strong_20_Emphasis"><text:span text:style-name="T99">, </text:span></text:span><text:span text:style-name="Strong_20_Emphasis"><text:span text:style-name="T101">klik op</text:span></text:span><text:span text:style-name="Strong_20_Emphasis"><text:span text:style-name="T102"> </text:span></text:span><text:span text:style-name="Strong_20_Emphasis"><text:span text:style-name="T132">Ubuntu 2</text:span></text:span><text:span text:style-name="Strong_20_Emphasis"><text:span text:style-name="T133">2</text:span></text:span><text:span text:style-name="Strong_20_Emphasis"><text:span text:style-name="T132">.04... LTS (Jammy Jellyfish)</text:span></text:span><text:span text:style-name="Strong_20_Emphasis"><text:span text:style-name="T102">, </text:span></text:span><text:span text:style-name="Strong_20_Emphasis"><text:span text:style-name="T103">en </text:span></text:span><text:span text:style-name="Strong_20_Emphasis"><text:span text:style-name="T101">klik </text:span></text:span><text:span text:style-name="Strong_20_Emphasis"><text:span text:style-name="T103">vervolgens </text:span></text:span><text:span text:style-name="Strong_20_Emphasis"><text:span text:style-name="T104">achter</text:span></text:span><text:span text:style-name="Strong_20_Emphasis"><text:span text:style-name="T103"> </text:span></text:span><text:span text:style-name="Strong_20_Emphasis"><text:span text:style-name="T138">Server install</text:span></text:span><text:span text:style-name="Strong_20_Emphasis"><text:span text:style-name="T134"> image</text:span></text:span><text:span text:style-name="Strong_20_Emphasis"><text:span text:style-name="T103"> </text:span></text:span><text:span text:style-name="Strong_20_Emphasis"><text:span text:style-name="T104">op </text:span></text:span><text:span text:style-name="Strong_20_Emphasis"><text:span text:style-name="T130">64-bit PC (AMD64) </text:span></text:span><text:span text:style-name="Strong_20_Emphasis"><text:span text:style-name="T131">server install</text:span></text:span><text:span text:style-name="Strong_20_Emphasis"><text:span text:style-name="T130"> image</text:span></text:span><text:span text:style-name="Strong_20_Emphasis"><text:span text:style-name="T128">.</text:span></text:span><text:span text:style-name="Strong_20_Emphasis"><text:span text:style-name="T103"><text:line-break/></text:span></text:span><text:span text:style-name="Strong_20_Emphasis"><text:span text:style-name="T101">P</text:span></text:span><text:span text:style-name="Strong_20_Emphasis"><text:span text:style-name="T96">laats </text:span></text:span><text:span text:style-name="Strong_20_Emphasis"><text:span text:style-name="T97">een </text:span></text:span><text:span text:style-name="Strong_20_Emphasis"><text:span text:style-name="T98">usb</text:span></text:span><text:span text:style-name="Strong_20_Emphasis"><text:span text:style-name="T97">-stick </text:span></text:span><text:span text:style-name="Strong_20_Emphasis"><text:span text:style-name="T126">va</text:span></text:span><text:span text:style-name="Strong_20_Emphasis"><text:span text:style-name="T105">n </text:span></text:span><text:span text:style-name="Strong_20_Emphasis"><text:span text:style-name="T106">min</text:span></text:span><text:span text:style-name="Strong_20_Emphasis"><text:span text:style-name="T107">imaal</text:span></text:span><text:span text:style-name="Strong_20_Emphasis"><text:span text:style-name="T106"> </text:span></text:span><text:span text:style-name="Strong_20_Emphasis"><text:span text:style-name="T108">4</text:span></text:span><text:span text:style-name="Strong_20_Emphasis"><text:span text:style-name="T106"> GB. <text:line-break/></text:span></text:span><text:span text:style-name="Strong_20_Emphasis"><text:span text:style-name="T127">Zoek</text:span></text:span><text:span text:style-name="Strong_20_Emphasis"><text:span text:style-name="T106"> </text:span></text:span><text:span text:style-name="Strong_20_Emphasis"><text:span text:style-name="T135">s</text:span></text:span><text:span text:style-name="Strong_20_Emphasis"><text:span text:style-name="T136">ch</text:span></text:span><text:span text:style-name="Strong_20_Emphasis"><text:span text:style-name="T106"> en klik op het pictogram van</text:span></text:span><text:span text:style-name="Strong_20_Emphasis"><text:span text:style-name="T109"> </text:span></text:span><text:span text:style-name="Strong_20_Emphasis"><text:span text:style-name="T139">Schijven</text:span></text:span><text:span text:style-name="Strong_20_Emphasis"><text:span text:style-name="T110">. Selecteer de </text:span></text:span><text:span text:style-name="Strong_20_Emphasis"><text:span text:style-name="T111">usb</text:span></text:span><text:span text:style-name="Strong_20_Emphasis"><text:span text:style-name="T110">-stick in de lijst van schijven aan de linkerkant en klik rechtsboven op </text:span></text:span><text:span text:style-name="Strong_20_Emphasis"><text:span text:style-name="T137">Schijfinstellingen</text:span></text:span><text:span text:style-name="Strong_20_Emphasis"><text:span text:style-name="T110"> </text:span></text:span><text:span text:style-name="Strong_20_Emphasis"><text:span text:style-name="T137">⋮</text:span></text:span><text:span text:style-name="Strong_20_Emphasis"><text:span text:style-name="T110"> (icoontje met de drie puntjes).</text:span></text:span></text:p><text:p text:style-name="P54"><text:span text:style-name="Strong_20_Emphasis"><text:span text:style-name="T110"><text:tab/>Kies </text:span></text:span><text:span text:style-name="Strong_20_Emphasis"><text:span text:style-name="T137">Schijfkopie terugzetten</text:span></text:span><text:span text:style-name="Strong_20_Emphasis"><text:span text:style-name="T110"> en selecteer </text:span></text:span><text:span text:style-name="Strong_20_Emphasis"><text:span text:style-name="T112">het net</text:span></text:span><text:span text:style-name="Strong_20_Emphasis"><text:span text:style-name="T113"> gedownloade </text:span></text:span><text:span text:style-name="Strong_20_Emphasis"><text:span text:style-name="T114">cd</text:span></text:span><text:span text:style-name="T18">-beeldbestand </text:span><text:span text:style-name="T19">(.iso)</text:span><text:span text:style-name="Strong_20_Emphasis"><text:span text:style-name="T113">.</text:span></text:span></text:p><text:p text:style-name="P56"><text:span text:style-name="Strong_20_Emphasis"><text:span text:style-name="T110"><text:tab/>Klik op </text:span></text:span><text:span text:style-name="Strong_20_Emphasis"><text:span text:style-name="T137">Terugzetten starten</text:span></text:span><text:span text:style-name="Strong_20_Emphasis"><text:span text:style-name="T110"> en vervolgens op </text:span></text:span><text:span text:style-name="Strong_20_Emphasis"><text:span text:style-name="T137">Terugzetten</text:span></text:span><text:span text:style-name="Strong_20_Emphasis"><text:span text:style-name="T115">.<text:line-break/></text:span></text:span><text:span text:style-name="Strong_20_Emphasis"><text:span text:style-name="T116">O</text:span></text:span><text:span text:style-name="Strong_20_Emphasis"><text:span text:style-name="T97">f </text:span></text:span><text:span text:style-name="Strong_20_Emphasis"><text:span text:style-name="T117">gebruik </text:span></text:span><text:span text:style-name="Strong_20_Emphasis"><text:span text:style-name="T118">het programma </text:span></text:span><text:span text:style-name="Strong_20_Emphasis"><text:span text:style-name="T140">Etche</text:span></text:span><text:span text:style-name="Strong_20_Emphasis"><text:span text:style-name="T141">r</text:span></text:span><text:span text:style-name="Strong_20_Emphasis"><text:span text:style-name="T118"> </text:span></text:span><text:span text:style-name="Strong_20_Emphasis"><text:span text:style-name="T119">(</text:span></text:span><text:a xlink:type="simple" xlink:href="https://www.balena.io/etcher/" text:style-name="Internet_20_link" text:visited-style-name="Visited_20_Internet_20_Link"><text:span text:style-name="Strong_20_Emphasis"><text:span text:style-name="T282">etcher.io</text:span></text:span></text:a><text:span text:style-name="Strong_20_Emphasis"><text:span text:style-name="T119">) </text:span></text:span><text:span text:style-name="Strong_20_Emphasis"><text:span text:style-name="T120">dat </text:span></text:span><text:span text:style-name="Strong_20_Emphasis"><text:span text:style-name="T97">beschikbaar </text:span></text:span><text:span text:style-name="Strong_20_Emphasis"><text:span text:style-name="T120">is </text:span></text:span><text:span text:style-name="Strong_20_Emphasis"><text:span text:style-name="T97">voor </text:span></text:span><text:span text:style-name="Strong_20_Emphasis"><text:span text:style-name="T110">Windows, </text:span></text:span><text:span text:style-name="Strong_20_Emphasis"><text:span text:style-name="T121">mac</text:span></text:span><text:span text:style-name="Strong_20_Emphasis"><text:span text:style-name="T122">OS</text:span></text:span><text:span text:style-name="Strong_20_Emphasis"><text:span text:style-name="T118">, </text:span></text:span><text:span text:style-name="Strong_20_Emphasis"><text:span text:style-name="T119">en </text:span></text:span><text:span text:style-name="Strong_20_Emphasis"><text:span text:style-name="T118">Linux</text:span></text:span><text:span text:style-name="Strong_20_Emphasis"><text:span text:style-name="T123">.</text:span></text:span></text:p></text:note-body></text:note></text:span><text:span text:style-name="T87"> </text:span><text:span text:style-name="T90">of dvd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35"><text:span text:style-name="T150">Opstart/</text:span><text:span text:style-name="T151">bootmenu</text:span><text:span text:style-name="T150"> </text:span><text:span text:style-name="T149">via </text:span><text:span text:style-name="Definition"><text:span text:style-name="T294">opstartmenu</text:span></text:span><text:span text:style-name="T149"> </text:span><text:span text:style-name="T152">en</text:span><text:span text:style-name="T149"> </text:span><text:span text:style-name="T150">instellingen/</text:span><text:span text:style-name="T151">setup</text:span><text:span text:style-name="T149"> via </text:span><text:span text:style-name="Definition"><text:span text:style-name="T7">instellinge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7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4">D</text:span></text:span><text:span text:style-name="Strong_20_Emphasis"><text:span text:style-name="T39">ruk op </text:span></text:span><text:span text:style-name="Strong_20_Emphasis"><text:span text:style-name="T40">de </text:span></text:span><text:span text:style-name="Strong_20_Emphasis"><text:span text:style-name="T41">Enter</text:span></text:span><text:span text:style-name="Strong_20_Emphasis"><text:span text:style-name="T40">-toets </text:span></text:span><text:span text:style-name="Strong_20_Emphasis"><text:span text:style-name="T44">(</text:span></text:span><text:span text:style-name="Strong_20_Emphasis"><text:span text:style-name="T78">Try or Install Ubuntu </text:span></text:span><text:span text:style-name="Strong_20_Emphasis"><text:span text:style-name="T79">Server</text:span></text:span><text:span text:style-name="Strong_20_Emphasis"><text:span text:style-name="T43"> </text:span></text:span><text:span text:style-name="Strong_20_Emphasis"><text:span text:style-name="T44">is reeds geselecteerd)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4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93"><draw:control text:anchor-type="as-char" draw:z-index="17" draw:name="Vorm 6" draw:style-name="gr1" draw:text-style-name="P8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4">Kies</text:span><text:span text:style-name="T195"> </text:span><text:span text:style-name="T197">Nederlands</text:span><text:span text:style-name="T195">,</text:span><text:span text:style-name="Strong_20_Emphasis"><text:span text:style-name="T50">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7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28">Op </text:span><text:span text:style-name="T229">het </text:span><text:span text:style-name="T227">scherm </text:span><text:span text:style-name="Strong_20_Emphasis"><text:span text:style-name="T234">Profile setup</text:span></text:span><text:span text:style-name="T227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16"><text:span text:style-name="T233">V</text:span><text:span text:style-name="T228">ul </text:span><text:span text:style-name="T230">in </text:span><text:span text:style-name="Strong_20_Emphasis"><text:span text:style-name="T234">Your</text:span></text:span><text:span text:style-name="Strong_20_Emphasis"><text:span text:style-name="T231"> n</text:span></text:span><text:span text:style-name="Strong_20_Emphasis"><text:span text:style-name="T232">a</text:span></text:span><text:span text:style-name="Strong_20_Emphasis"><text:span text:style-name="T234">me</text:span></text:span><text:span text:style-name="Strong_20_Emphasis"><text:span text:style-name="T218"> </text:span></text:span><text:span text:style-name="Definition"><text:span text:style-name="T4">gebruiker</text:span></text:span><text:span text:style-name="Strong_20_Emphasis"><text:span text:style-name="T219">, <text:line-break/></text:span></text:span><text:span text:style-name="Strong_20_Emphasis"><text:span text:style-name="T234">Your server</text:span></text:span><text:span text:style-name="Strong_20_Emphasis"><text:span text:style-name="T236">'</text:span></text:span><text:span text:style-name="Strong_20_Emphasis"><text:span text:style-name="T237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8">,<text:line-break/></text:span></text:span><text:span text:style-name="Strong_20_Emphasis"><text:span text:style-name="T235">Pick a username</text:span></text:span><text:span text:style-name="Strong_20_Emphasis"><text:span text:style-name="T218"> </text:span></text:span><text:span text:style-name="Definition"><text:span text:style-name="T4">gebruikersnaam</text:span></text:span><text:span text:style-name="Strong_20_Emphasis"><text:span text:style-name="T218">,<text:line-break/></text:span></text:span><text:span text:style-name="Strong_20_Emphasis"><text:span text:style-name="T220">g</text:span></text:span><text:span text:style-name="Strong_20_Emphasis"><text:span text:style-name="T217">eef tweemaal een </text:span></text:span><text:span text:style-name="Strong_20_Emphasis"><text:span text:style-name="T226">wachtwoord</text:span></text:span><text:span text:style-name="Strong_20_Emphasis"><text:span text:style-name="T217">,</text:span></text:span><text:span text:style-name="Strong_20_Emphasis"><text:span text:style-name="T221"> </text:span></text:span><text:span text:style-name="Strong_20_Emphasis"><text:span text:style-name="T222">en</text:span></text:span><text:span text:style-name="Strong_20_Emphasis"><text:span text:style-name="T221"> </text:span></text:span><text:span text:style-name="Strong_20_Emphasis"><text:span text:style-name="T223">k</text:span></text:span><text:span text:style-name="Strong_20_Emphasis"><text:span text:style-name="T217">lik op </text:span></text:span><text:span text:style-name="Strong_20_Emphasis"><text:span text:style-name="T226">Verder</text:span></text:span><text:span text:style-name="Strong_20_Emphasis"><text:span text:style-name="T217">.</text:span></text:span></text:p>
          </table:table-cell>
        </table:table-row>
      </table:table>
      <text:p text:style-name="P39"><text:span text:style-name="Strong_20_Emphasis"><text:span text:style-name="T76"/></text:span></text:p>
      <text:list xml:id="list101240943368677" text:continue-numbering="true" text:style-name="L1">
        <text:list-item>
          <text:p text:style-name="P79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0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5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0"><text:span text:style-name="Strong_20_Emphasis"><text:span text:style-name="T77"/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75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47">Installeer </text:span></text:span><text:span text:style-name="Strong_20_Emphasis"><text:span text:style-name="T68">pakket kz</text:span></text:span><text:span text:style-name="Strong_20_Emphasis"><text:span text:style-name="T68"><text:note text:id="ftn6" text:note-class="footnote"><text:note-citation>1</text:note-citation><text:note-body><text:p text:style-name="P55"><text:span text:style-name="T287">Debian-p</text:span>akket kz plaatst documenten en scripts van Karel Zimmer <text:span text:style-name="T286">(zie 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8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77"><text:span text:style-name="T5">Typ </text:span><text:span text:style-name="Strong_20_Emphasis"><text:span text:style-name="T50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2">wget kz</text:span></text:span><text:span text:style-name="Strong_20_Emphasis"><text:span text:style-name="T50">', </text:span></text:span><text:span text:style-name="Strong_20_Emphasis"><text:span text:style-name="T73">g</text:span></text:span><text:span text:style-name="Strong_20_Emphasis"><text:span text:style-name="T50">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5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59">Rond de</text:span></text:span><text:span text:style-name="Strong_20_Emphasis"><text:span text:style-name="T60"> installatie </text:span></text:span><text:span text:style-name="Strong_20_Emphasis"><text:span text:style-name="T59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7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1">K</text:span></text:span><text:span text:style-name="Strong_20_Emphasis"><text:span text:style-name="T56">ie</text:span></text:span><text:span text:style-name="Strong_20_Emphasis"><text:span text:style-name="T57">s </text:span></text:span><text:span text:style-name="Strong_20_Emphasis"><text:span text:style-name="T83">3 - Installatie afronden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40"><text:span text:style-name="Strong_20_Emphasis"><text:span text:style-name="T42"><text:tab/></text:span></text:span></text:p>
      <text:p text:style-name="P41"><text:span text:style-name="Strong_20_Emphasis"><text:span text:style-name="T58"/></text:span></text:p>
      <text:p text:style-name="P42"><text:span text:style-name="Strong_20_Emphasis"><text:span text:style-name="T52"/></text:span></text:p>
      <text:list xml:id="list101240385401622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1" draw:name="Vorm40_ 1" draw:style-name="gr1" draw:text-style-name="P83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62"><text:note text:id="ftn7" text:note-class="footnote"><text:note-citation>1</text:note-citation><text:note-body><text:p text:style-name="P51"><text:span text:style-name="User_20_Entry"><text:span text:style-name="T153">E</text:span></text:span><text:span text:style-name="User_20_Entry"><text:span text:style-name="T155">ventuele extra </text:span></text:span><text:span text:style-name="Definition"><text:span text:style-name="T292">gebruiker</text:span></text:span><text:span text:style-name="User_20_Entry"><text:span text:style-name="T154">s</text:span></text:span><text:span text:style-name="User_20_Entry"><text:span text:style-name="T155"> aanmelden en dezelfde stappen uitvoeren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75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75"><draw:control text:anchor-type="as-char" draw:z-index="22" draw:name="Vorm40_ 2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3">R</text:span></text:span><text:span text:style-name="Strong_20_Emphasis"><text:span text:style-name="T64">icht </text:span></text:span><text:span text:style-name="Strong_20_Emphasis"><text:span text:style-name="T65">de </text:span></text:span><text:span text:style-name="Strong_20_Emphasis"><text:span text:style-name="T70">gebruiker</text:span></text:span><text:span text:style-name="Strong_20_Emphasis"><text:span text:style-name="T64"> </text:span></text:span><text:span text:style-name="Strong_20_Emphasis"><text:span text:style-name="T66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7"><text:span text:style-name="Strong_20_Emphasis"><text:span text:style-name="T71">Typ </text:span></text:span><text:span text:style-name="Strong_20_Emphasis"><text:span text:style-name="T50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50">'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3"><text:span text:style-name="Strong_20_Emphasis"><text:span text:style-name="T61">K</text:span></text:span><text:span text:style-name="Strong_20_Emphasis"><text:span text:style-name="T56">ie</text:span></text:span><text:span text:style-name="Strong_20_Emphasis"><text:span text:style-name="T57">s </text:span></text:span><text:span text:style-name="Strong_20_Emphasis"><text:span text:style-name="T84">4 - Gebruiker inrichten</text:span></text:span><text:span text:style-name="Strong_20_Emphasis"><text:span text:style-name="T72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18"><text:span text:style-name="Strong_20_Emphasis"><text:span text:style-name="T67"/></text:span></text:p>
      <text:p text:style-name="P37"/>
      <text:p text:style-name="P28"><text:span text:style-name="T156">E</text:span><text:span text:style-name="T157">inde c</text:span><text:span text:style-name="T158">hecklist, </text:span><text:span text:style-name="T159">d</text:span><text:span text:style-name="T158">e installatie van </text:span><text:span text:style-name="Strong_20_Emphasis"><text:span text:style-name="T172"><text:user-field-get text:name="Distro">Ubuntu</text:user-field-get></text:span></text:span><text:span text:style-name="T160"><text:s/></text:span><text:span text:style-name="T161"><text:user-field-get text:name="Version">22.04</text:user-field-get></text:span><text:span text:style-name="Strong_20_Emphasis"><text:span text:style-name="T173"><text:s/></text:span></text:span><text:span text:style-name="Strong_20_Emphasis"><text:span text:style-name="T171">LTS</text:span></text:span><text:span text:style-name="T38"> </text:span><text:span text:style-name="Strong_20_Emphasis"><text:span text:style-name="T85"><text:user-field-get text:name="Edition">server</text:user-field-get></text:span></text:span><text:span text:style-name="Strong_20_Emphasis"><text:span text:style-name="T85"><text:s/></text:span></text:span><text:span text:style-name="T158">is voltooid.</text:span></text:p>
      <text:p text:style-name="P13"/>
      <text:p text:style-name="P8"><text:span text:style-name="Emphasis"><text:span text:style-name="T241">Geschreven </text:span></text:span><text:span text:style-name="Emphasis"><text:span text:style-name="T239">d</text:span></text:span><text:span text:style-name="Emphasis"><text:span text:style-name="T24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3">CC0 1.0 Universeel</text:span></text:span></text:a><text:span text:style-name="Emphasis"><text:span text:style-name="T241">,</text:span></text:span><text:span text:style-name="Emphasis"><text:span text:style-name="T238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40">-</text:span></text:span><text:span text:style-name="Emphasis"><text:span text:style-name="T240"><text:date style:data-style-name="N10107" text:date-value="2023-08-09T10:12:40.156136169">2023</text:date></text:span></text:span><text:span text:style-name="Emphasis"><text:span text:style-name="T2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9T10:12:39.878251561">09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2:39.688796076</dc:date>
    <meta:keyword>Installatie</meta:keyword>
    <meta:keyword>Checklist</meta:keyword>
    <meta:keyword>Linux</meta:keyword>
    <meta:editing-cycles>6734</meta:editing-cycles>
    <meta:editing-duration>P11DT21H31M39S</meta:editing-duration>
    <dc:creator>Karel Zimmer</dc:creator>
    <meta:document-statistic meta:table-count="4" meta:image-count="0" meta:object-count="0" meta:page-count="4" meta:paragraph-count="73" meta:word-count="521" meta:character-count="3633" meta:non-whitespace-character-count="3143"/>
    <meta:user-defined meta:name="Info 1"/>
    <meta:user-defined meta:name="Info 2"/>
    <meta:user-defined meta:name="Info 3"/>
    <meta:user-defined meta:name="Info 4"/>
  </office:meta>
</office:document-meta>
</file>